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title">
      <style:graphic-properties fo:min-height="2.53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999999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6:</text:span><text:span text:style-name="T1"><text:line-break/></text:span><text:span text:style-name="T1">Formularios y cookies</text:span></text:p>
          </draw:text-box>
        </draw:frame>
        <draw:frame presentation:style-name="pr2" draw:text-style-name="P4" draw:layer="layout" svg:width="6.858cm" svg:height="2.533cm" svg:x="20.32cm" svg:y="16.517cm" presentation:class="title" presentation:user-transformed="true">
          <draw:text-box>
            <text:p text:style-name="P2"><text:span text:style-name="T2">Curso </text:span><text:span text:style-name="T2"><text:line-break/></text:span><text:span text:style-name="T2">2020-2021</text:span></text:p>
          </draw:text-box>
        </draw:frame>
        <draw:frame presentation:style-name="pr1" draw:text-style-name="P5" draw:layer="layout" svg:width="23.211cm" svg:height="5.677cm" svg:x="2.444cm" svg:y="1.271cm" presentation:class="title" presentation:user-transformed="true">
          <draw:text-box>
            <text:p text:style-name="P2"><text:span text:style-name="T3">Laboratorio de Tecnologías Audiovisuales en la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3-18T12:01:55.528984760</dc:date>
    <meta:editing-duration>P7DT21H17M32S</meta:editing-duration>
    <meta:editing-cycles>503</meta:editing-cycles>
    <meta:generator>LibreOffice/6.4.6.2$Linux_X86_64 LibreOffice_project/40$Build-2</meta:generator>
    <meta:print-date>2017-10-04T10:42:29.653181544</meta:print-date>
    <meta:document-statistic meta:object-count="28"/>
  </office:meta>
</office:document-meta>
</file>